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0.7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63in" svg:y="0.7087in">
            <draw:object draw:notify-on-update-of-ranges="Sheet1.A5:Sheet1.A5 Sheet1.A6:Sheet1.A95 Sheet1.B5:Sheet1.B5 Sheet1.B6:Sheet1.B9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office:value-type="string" calcext:value-type="string">
            <text:p>Application: ACCV_BLDC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ersion: <text:s text:c="4"/>0.2.8.1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uild: <text:s text:c="6"/>20131029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883" calcext:value-type="float">
            <text:p>0.1778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1485" calcext:value-type="float">
            <text:p>0.1814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7263" calcext:value-type="float">
            <text:p>0.1772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6072" calcext:value-type="float">
            <text:p>0.160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0571" calcext:value-type="float">
            <text:p>0.140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3563" calcext:value-type="float">
            <text:p>0.1335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32405" calcext:value-type="float">
            <text:p>0.1324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9925" calcext:value-type="float">
            <text:p>0.1299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1168" calcext:value-type="float">
            <text:p>0.1211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16266" calcext:value-type="float">
            <text:p>0.116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0538" calcext:value-type="float">
            <text:p>0.1205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18764" calcext:value-type="float">
            <text:p>0.1187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13832" calcext:value-type="float">
            <text:p>0.1138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15485" calcext:value-type="float">
            <text:p>0.1154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19059" calcext:value-type="float">
            <text:p>0.1190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1871" calcext:value-type="float">
            <text:p>0.1218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31132" calcext:value-type="float">
            <text:p>0.1311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36865" calcext:value-type="float">
            <text:p>0.1368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30735" calcext:value-type="float">
            <text:p>0.1307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28787" calcext:value-type="float">
            <text:p>0.1287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36824" calcext:value-type="float">
            <text:p>0.1368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7551" calcext:value-type="float">
            <text:p>0.1475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37845" calcext:value-type="float">
            <text:p>0.1378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28611" calcext:value-type="float">
            <text:p>0.1286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28641" calcext:value-type="float">
            <text:p>0.1286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9177" calcext:value-type="float">
            <text:p>0.1291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17638" calcext:value-type="float">
            <text:p>0.1176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04029" calcext:value-type="float">
            <text:p>0.1040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00638" calcext:value-type="float">
            <text:p>0.1006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00562" calcext:value-type="float">
            <text:p>0.1005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02443" calcext:value-type="float">
            <text:p>0.1024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97816" calcext:value-type="float">
            <text:p>0.0978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97554" calcext:value-type="float">
            <text:p>0.0975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96358" calcext:value-type="float">
            <text:p>0.0963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9587" calcext:value-type="float">
            <text:p>0.095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00202" calcext:value-type="float">
            <text:p>0.1002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02628" calcext:value-type="float">
            <text:p>0.1026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04137" calcext:value-type="float">
            <text:p>0.1041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04253" calcext:value-type="float">
            <text:p>0.1042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037" calcext:value-type="float">
            <text:p>0.10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1524" calcext:value-type="float">
            <text:p>0.1115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20846" calcext:value-type="float">
            <text:p>0.1208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26988" calcext:value-type="float">
            <text:p>0.1269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34905" calcext:value-type="float">
            <text:p>0.1349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43437" calcext:value-type="float">
            <text:p>0.1434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51411" calcext:value-type="float">
            <text:p>0.1514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5572" calcext:value-type="float">
            <text:p>0.1557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41928" calcext:value-type="float">
            <text:p>0.1419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47719" calcext:value-type="float">
            <text:p>0.1477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58419" calcext:value-type="float">
            <text:p>0.1584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52653" calcext:value-type="float">
            <text:p>0.15265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39366" calcext:value-type="float">
            <text:p>0.13936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28311" calcext:value-type="float">
            <text:p>0.1283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23504" calcext:value-type="float">
            <text:p>0.1235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3004" calcext:value-type="float">
            <text:p>0.130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1599" calcext:value-type="float">
            <text:p>0.1415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2948" calcext:value-type="float">
            <text:p>0.129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21493" calcext:value-type="float">
            <text:p>0.1214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24083" calcext:value-type="float">
            <text:p>0.12408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41158" calcext:value-type="float">
            <text:p>0.1411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9463" calcext:value-type="float">
            <text:p>0.1394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52641" calcext:value-type="float">
            <text:p>0.1526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48078" calcext:value-type="float">
            <text:p>0.14807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68555" calcext:value-type="float">
            <text:p>0.1685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68114" calcext:value-type="float">
            <text:p>0.1681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80351" calcext:value-type="float">
            <text:p>0.1803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01203" calcext:value-type="float">
            <text:p>0.20120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07343" calcext:value-type="float">
            <text:p>0.2073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0425" calcext:value-type="float">
            <text:p>0.204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14174" calcext:value-type="float">
            <text:p>0.2141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16204" calcext:value-type="float">
            <text:p>0.21620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07271" calcext:value-type="float">
            <text:p>0.20727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93938" calcext:value-type="float">
            <text:p>0.1939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89377" calcext:value-type="float">
            <text:p>0.18937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84602" calcext:value-type="float">
            <text:p>0.1846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79836" calcext:value-type="float">
            <text:p>0.17983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7312" calcext:value-type="float">
            <text:p>0.173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7489" calcext:value-type="float">
            <text:p>0.1748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66526" calcext:value-type="float">
            <text:p>0.1665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7247" calcext:value-type="float">
            <text:p>0.172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67293" calcext:value-type="float">
            <text:p>0.16729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73621" calcext:value-type="float">
            <text:p>0.1736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79142" calcext:value-type="float">
            <text:p>0.1791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80672" calcext:value-type="float">
            <text:p>0.18067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89402" calcext:value-type="float">
            <text:p>0.18940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93476" calcext:value-type="float">
            <text:p>0.19347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9198" calcext:value-type="float">
            <text:p>0.1919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06092" calcext:value-type="float">
            <text:p>0.20609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99246" calcext:value-type="float">
            <text:p>0.19924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20326" calcext:value-type="float">
            <text:p>0.20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1:35:47.817000000</dc:date>
    <meta:document-statistic meta:table-count="1" meta:cell-count="185" meta:object-count="1"/>
    <meta:generator>LibreOffice/4.2.5.2$Windows_x86 LibreOffice_project/6ff819b65674ae6c83f3cbab9e4a4c2b292a7a9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Sheet1.A5:Sheet1.B95" chart:data-source-has-labels="row" svg:x="0.77cm" svg:y="0.855cm" svg:width="12.373cm" svg:height="7.545cm">
          <chartooo:coordinate-region svg:x="1.682cm" svg:y="1.054cm" svg:width="11.1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95" chart:label-cell-address="Sheet1.B5:Sheet1.B5" chart:class="chart:scatter">
            <chart:domain table:cell-range-address="Sheet1.A6:Sheet1.A95"/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95</svg:desc>
                </draw:g>
              </table:table-cell>
              <table:table-cell office:value-type="float" office:value="0.177883">
                <text:p>0.177883</text:p>
                <draw:g>
                  <svg:desc>Sheet1.B6:Sheet1.B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181485">
                <text:p>0.181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177263">
                <text:p>0.177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16072">
                <text:p>0.16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40571">
                <text:p>0.140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133563">
                <text:p>0.133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0.132405">
                <text:p>0.132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129925">
                <text:p>0.129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121168">
                <text:p>0.121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0.116266">
                <text:p>0.116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.120538">
                <text:p>0.120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0.118764">
                <text:p>0.118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0.113832">
                <text:p>0.113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0.115485">
                <text:p>0.115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.119059">
                <text:p>0.119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0.121871">
                <text:p>0.121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131132">
                <text:p>0.131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0.136865">
                <text:p>0.136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0.130735">
                <text:p>0.130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0.128787">
                <text:p>0.1287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0.136824">
                <text:p>0.136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0.147551">
                <text:p>0.147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0.137845">
                <text:p>0.1378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0.128611">
                <text:p>0.1286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0.128641">
                <text:p>0.128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0.129177">
                <text:p>0.129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0.117638">
                <text:p>0.117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0.104029">
                <text:p>0.104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0.100638">
                <text:p>0.100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0.100562">
                <text:p>0.1005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0.102443">
                <text:p>0.1024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0.097816">
                <text:p>0.0978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0.097554">
                <text:p>0.097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0.096358">
                <text:p>0.096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0.09587">
                <text:p>0.09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0.100202">
                <text:p>0.100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0.102628">
                <text:p>0.1026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0.104137">
                <text:p>0.104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0.104253">
                <text:p>0.104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0.1037">
                <text:p>0.1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0.111524">
                <text:p>0.1115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0.120846">
                <text:p>0.1208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0.126988">
                <text:p>0.1269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0.134905">
                <text:p>0.1349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0.143437">
                <text:p>0.143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0.151411">
                <text:p>0.1514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0.15572">
                <text:p>0.15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0.141928">
                <text:p>0.1419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0.147719">
                <text:p>0.147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6">
                <text:p>196</text:p>
              </table:table-cell>
              <table:table-cell office:value-type="float" office:value="0.158419">
                <text:p>0.1584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0.152653">
                <text:p>0.1526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0.139366">
                <text:p>0.1393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  <table:table-cell office:value-type="float" office:value="0.128311">
                <text:p>0.128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  <table:table-cell office:value-type="float" office:value="0.123504">
                <text:p>0.123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0.13004">
                <text:p>0.13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">
                <text:p>220</text:p>
              </table:table-cell>
              <table:table-cell office:value-type="float" office:value="0.141599">
                <text:p>0.141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4">
                <text:p>224</text:p>
              </table:table-cell>
              <table:table-cell office:value-type="float" office:value="0.12948">
                <text:p>0.129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">
                <text:p>228</text:p>
              </table:table-cell>
              <table:table-cell office:value-type="float" office:value="0.121493">
                <text:p>0.121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">
                <text:p>232</text:p>
              </table:table-cell>
              <table:table-cell office:value-type="float" office:value="0.124083">
                <text:p>0.124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0.141158">
                <text:p>0.141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0">
                <text:p>240</text:p>
              </table:table-cell>
              <table:table-cell office:value-type="float" office:value="0.139463">
                <text:p>0.1394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4">
                <text:p>244</text:p>
              </table:table-cell>
              <table:table-cell office:value-type="float" office:value="0.152641">
                <text:p>0.152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">
                <text:p>248</text:p>
              </table:table-cell>
              <table:table-cell office:value-type="float" office:value="0.148078">
                <text:p>0.1480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2">
                <text:p>252</text:p>
              </table:table-cell>
              <table:table-cell office:value-type="float" office:value="0.168555">
                <text:p>0.1685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0.168114">
                <text:p>0.168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">
                <text:p>260</text:p>
              </table:table-cell>
              <table:table-cell office:value-type="float" office:value="0.180351">
                <text:p>0.180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4">
                <text:p>264</text:p>
              </table:table-cell>
              <table:table-cell office:value-type="float" office:value="0.201203">
                <text:p>0.2012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">
                <text:p>268</text:p>
              </table:table-cell>
              <table:table-cell office:value-type="float" office:value="0.207343">
                <text:p>0.207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2">
                <text:p>272</text:p>
              </table:table-cell>
              <table:table-cell office:value-type="float" office:value="0.20425">
                <text:p>0.20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6">
                <text:p>276</text:p>
              </table:table-cell>
              <table:table-cell office:value-type="float" office:value="0.214174">
                <text:p>0.214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">
                <text:p>280</text:p>
              </table:table-cell>
              <table:table-cell office:value-type="float" office:value="0.216204">
                <text:p>0.216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">
                <text:p>284</text:p>
              </table:table-cell>
              <table:table-cell office:value-type="float" office:value="0.207271">
                <text:p>0.2072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">
                <text:p>288</text:p>
              </table:table-cell>
              <table:table-cell office:value-type="float" office:value="0.193938">
                <text:p>0.1939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2">
                <text:p>292</text:p>
              </table:table-cell>
              <table:table-cell office:value-type="float" office:value="0.189377">
                <text:p>0.1893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">
                <text:p>296</text:p>
              </table:table-cell>
              <table:table-cell office:value-type="float" office:value="0.184602">
                <text:p>0.184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0.179836">
                <text:p>0.1798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">
                <text:p>304</text:p>
              </table:table-cell>
              <table:table-cell office:value-type="float" office:value="0.17312">
                <text:p>0.173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">
                <text:p>308</text:p>
              </table:table-cell>
              <table:table-cell office:value-type="float" office:value="0.17489">
                <text:p>0.17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  <table:table-cell office:value-type="float" office:value="0.166526">
                <text:p>0.166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6">
                <text:p>316</text:p>
              </table:table-cell>
              <table:table-cell office:value-type="float" office:value="0.17247">
                <text:p>0.172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0.167293">
                <text:p>0.1672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4">
                <text:p>324</text:p>
              </table:table-cell>
              <table:table-cell office:value-type="float" office:value="0.173621">
                <text:p>0.1736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8">
                <text:p>328</text:p>
              </table:table-cell>
              <table:table-cell office:value-type="float" office:value="0.179142">
                <text:p>0.1791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0.180672">
                <text:p>0.180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6">
                <text:p>336</text:p>
              </table:table-cell>
              <table:table-cell office:value-type="float" office:value="0.189402">
                <text:p>0.1894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0.193476">
                <text:p>0.1934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">
                <text:p>344</text:p>
              </table:table-cell>
              <table:table-cell office:value-type="float" office:value="0.19198">
                <text:p>0.191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8">
                <text:p>348</text:p>
              </table:table-cell>
              <table:table-cell office:value-type="float" office:value="0.206092">
                <text:p>0.2060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2">
                <text:p>352</text:p>
              </table:table-cell>
              <table:table-cell office:value-type="float" office:value="0.199246">
                <text:p>0.1992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">
                <text:p>356</text:p>
              </table:table-cell>
              <table:table-cell office:value-type="float" office:value="0.20326">
                <text:p>0.20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